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2755" officeooo:paragraph-rsid="0003fa52" style:font-weight-asian="normal" style:font-weight-complex="normal"/>
    </style:style>
    <style:style style:name="P2" style:family="paragraph" style:parent-style-name="Standard">
      <style:text-properties fo:font-weight="normal" officeooo:rsid="001a7589" officeooo:paragraph-rsid="0003fa52" style:font-weight-asian="normal" style:font-weight-complex="normal"/>
    </style:style>
    <style:style style:name="P3" style:family="paragraph" style:parent-style-name="Standard">
      <style:text-properties fo:font-weight="bold" officeooo:rsid="001a7589" officeooo:paragraph-rsid="0003fa52" style:font-weight-asian="bold" style:font-weight-complex="bold"/>
    </style:style>
    <style:style style:name="P4" style:family="paragraph" style:parent-style-name="Standard">
      <style:text-properties fo:font-weight="bold" officeooo:rsid="00162755" officeooo:paragraph-rsid="0003fa52" style:font-weight-asian="bold" style:font-weight-complex="bold"/>
    </style:style>
    <style:style style:name="P5" style:family="paragraph" style:parent-style-name="Standard">
      <style:text-properties fo:font-weight="bold" officeooo:rsid="001b7c53" officeooo:paragraph-rsid="0003fa52" style:font-weight-asian="bold" style:font-weight-complex="bold"/>
    </style:style>
    <style:style style:name="P6" style:family="paragraph" style:parent-style-name="Standard">
      <style:text-properties fo:font-weight="normal" officeooo:rsid="000936e1" officeooo:paragraph-rsid="001310be" style:font-weight-asian="normal" style:font-weight-complex="normal"/>
    </style:style>
    <style:style style:name="P7" style:family="paragraph" style:parent-style-name="Standard">
      <style:text-properties fo:font-weight="normal" officeooo:rsid="0011806e" officeooo:paragraph-rsid="0011806e" style:font-weight-asian="normal" style:font-weight-complex="normal"/>
    </style:style>
    <style:style style:name="P8" style:family="paragraph" style:parent-style-name="Standard">
      <style:text-properties fo:font-weight="normal" officeooo:rsid="0011806e" officeooo:paragraph-rsid="00191507" style:font-weight-asian="normal" style:font-weight-complex="normal"/>
    </style:style>
    <style:style style:name="P9" style:family="paragraph" style:parent-style-name="Standard">
      <style:text-properties fo:font-weight="normal" officeooo:rsid="001419c4" officeooo:paragraph-rsid="001419c4" style:font-weight-asian="normal" style:font-weight-complex="normal"/>
    </style:style>
    <style:style style:name="P10" style:family="paragraph" style:parent-style-name="Standard">
      <style:text-properties fo:font-weight="normal" officeooo:rsid="00162755" officeooo:paragraph-rsid="00164ba3" style:font-weight-asian="normal" style:font-weight-complex="normal"/>
    </style:style>
    <style:style style:name="P11" style:family="paragraph" style:parent-style-name="Standard">
      <style:text-properties fo:font-weight="normal" officeooo:rsid="00164ba3" officeooo:paragraph-rsid="00164ba3" style:font-weight-asian="normal" style:font-weight-complex="normal"/>
    </style:style>
    <style:style style:name="P12" style:family="paragraph" style:parent-style-name="Standard">
      <style:text-properties fo:font-weight="normal" officeooo:rsid="001698e1" officeooo:paragraph-rsid="001698e1" style:font-weight-asian="normal" style:font-weight-complex="normal"/>
    </style:style>
    <style:style style:name="P13" style:family="paragraph" style:parent-style-name="Standard">
      <style:text-properties fo:font-weight="normal" officeooo:rsid="00188bc2" officeooo:paragraph-rsid="00188bc2" style:font-weight-asian="normal" style:font-weight-complex="normal"/>
    </style:style>
    <style:style style:name="P14" style:family="paragraph" style:parent-style-name="Standard">
      <style:text-properties fo:font-weight="normal" officeooo:rsid="00191507" officeooo:paragraph-rsid="00191507" style:font-weight-asian="normal" style:font-weight-complex="normal"/>
    </style:style>
    <style:style style:name="P15" style:family="paragraph" style:parent-style-name="Standard">
      <style:text-properties fo:font-weight="normal" officeooo:rsid="001b5817" officeooo:paragraph-rsid="001b5817" style:font-weight-asian="normal" style:font-weight-complex="normal"/>
    </style:style>
    <style:style style:name="P16" style:family="paragraph" style:parent-style-name="Standard">
      <style:text-properties fo:font-weight="bold" officeooo:rsid="0011806e" officeooo:paragraph-rsid="0011806e" style:font-weight-asian="bold" style:font-weight-complex="bold"/>
    </style:style>
    <style:style style:name="P17" style:family="paragraph" style:parent-style-name="Standard">
      <style:text-properties fo:font-weight="bold" officeooo:rsid="0011806e" officeooo:paragraph-rsid="00191507" style:font-weight-asian="bold" style:font-weight-complex="bold"/>
    </style:style>
    <style:style style:name="P18" style:family="paragraph" style:parent-style-name="Standard">
      <style:text-properties fo:font-weight="bold" officeooo:rsid="0011806e" officeooo:paragraph-rsid="001b5817" style:font-weight-asian="bold" style:font-weight-complex="bold"/>
    </style:style>
    <style:style style:name="P19" style:family="paragraph" style:parent-style-name="Standard">
      <style:text-properties fo:font-weight="bold" officeooo:rsid="001b7c53" officeooo:paragraph-rsid="0003fa52" style:font-weight-asian="bold" style:font-weight-complex="bold"/>
    </style:style>
    <style:style style:name="P20" style:family="paragraph" style:parent-style-name="Standard">
      <style:text-properties fo:font-weight="bold" officeooo:rsid="00188bc2" officeooo:paragraph-rsid="00188bc2" style:font-weight-asian="bold" style:font-weight-complex="bold"/>
    </style:style>
    <style:style style:name="P21" style:family="paragraph" style:parent-style-name="Standard">
      <style:text-properties fo:font-weight="bold" officeooo:rsid="00191507" officeooo:paragraph-rsid="00191507" style:font-weight-asian="bold" style:font-weight-complex="bold"/>
    </style:style>
    <style:style style:name="P22" style:family="paragraph" style:parent-style-name="Standard">
      <style:text-properties fo:font-weight="bold" officeooo:rsid="00191507" officeooo:paragraph-rsid="001a3fe6" style:font-weight-asian="bold" style:font-weight-complex="bold"/>
    </style:style>
    <style:style style:name="P23" style:family="paragraph" style:parent-style-name="Standard">
      <style:text-properties fo:font-weight="bold" officeooo:rsid="001a3fe6" officeooo:paragraph-rsid="001a3fe6" style:font-weight-asian="bold" style:font-weight-complex="bold"/>
    </style:style>
    <style:style style:name="P24" style:family="paragraph" style:parent-style-name="Standard">
      <style:text-properties fo:font-weight="bold" officeooo:rsid="001b5817" officeooo:paragraph-rsid="001b5817" style:font-weight-asian="bold" style:font-weight-complex="bold"/>
    </style:style>
    <style:style style:name="T1" style:family="text">
      <style:text-properties officeooo:rsid="001a7589"/>
    </style:style>
    <style:style style:name="T2" style:family="text">
      <style:text-properties officeooo:rsid="001ee7b7"/>
    </style:style>
    <style:style style:name="T3" style:family="text">
      <style:text-properties officeooo:rsid="001310be"/>
    </style:style>
    <style:style style:name="T4" style:family="text">
      <style:text-properties officeooo:rsid="00164ba3"/>
    </style:style>
    <style:style style:name="T5" style:family="text">
      <style:text-properties officeooo:rsid="00188bc2"/>
    </style:style>
    <style:style style:name="T6" style:family="text">
      <style:text-properties officeooo:rsid="00191507"/>
    </style:style>
    <style:style style:name="T7" style:family="text">
      <style:text-properties officeooo:rsid="001bdc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LIDE <text:span text:style-name="T4">24</text:span></text:p>
      <text:p text:style-name="P3"/>
      <text:p text:style-name="P1">Olá Pessoal, </text:p>
      <text:p text:style-name="P4"/>
      <text:p text:style-name="P10"><text:span text:style-name="T1">Aqui é o </text:span>Pr<text:span text:style-name="T2">o</text:span>f. Wagner <text:span text:style-name="T4">e voltamos para a <text:s/>terceira parte da aula sobre “Probabilidades”.</text:span></text:p>
      <text:p text:style-name="P11">Neste vídeo vamos discutir probabilidade condicional e independencia.</text:p>
      <text:p text:style-name="P10"><text:span text:style-name="T4">Lembre-se para todos os detalhes sobre a oferta desta disciplina você pode consultar a página da disciplina ou ver o primeiro vídeo desta série.</text:span></text:p>
      <text:p text:style-name="P2"/>
      <text:p text:style-name="P5">SLIDE <text:span text:style-name="T4">25</text:span></text:p>
      <text:p text:style-name="P5"/>
      <text:p text:style-name="P11">Existem situações práticas onde o fenômeno aleatório pode ser realizados em etapas e a informação do que ocorreu em etapas iniciais pode alterar a probabilidade das etapas seguintes. </text:p>
      <text:p text:style-name="P11">Neste caso nos ganhamos informação sobre o fenômeno de acordo com a sua realização e podemos atualizar o nosso conhecimento sobre o fenômeno recalculando as probabilidades de interesse levando em conta os resultados já obtidos. Essas probabilidades atualizadas ou recalculadas recebem o nome de probabilidade condicional. </text:p>
      <text:p text:style-name="P11"/>
      <text:p text:style-name="P12">Apenas para materializar a ideia. Suponha que você vai jogar um dado honesto. Antes de você jogar o dado todas as faces tem igual probabilidade de <text:span text:style-name="T5">ocorrência</text:span>, neste caso 1/6. Porém, você jogou o dado e eu vejo o resultado e de dou uma informação extra eu digo à você que a face superior é par. </text:p>
      <text:p text:style-name="P12">Essa informação mudou o espaço amostral do experimento que antes era {1,2,3,4,5 e6} uma vez que eu te disse que a face é par seu espaço amostral foi reduzido para {2,4,6} e assim você pode atualizar as probabilidades associadas a cada um dos elementos do novo espaço amostral. </text:p>
      <text:p text:style-name="P13">Essa é a ideia de probabilidade condicional. A seguir apresentamos a definição formal de probabilidade condicional.</text:p>
      <text:p text:style-name="P13"/>
      <text:p text:style-name="P20">SLIDE 26</text:p>
      <text:p text:style-name="P20"/>
      <text:p text:style-name="P13">Dados dois eventos A e B, a probabilidade condicional de A ocorrer dado que B ocorreu é representada por P(A|B) e definida como</text:p>
      <text:p text:style-name="P13"/>
      <text:p text:style-name="P13">TERMINAR DE LER O SLIDE EXPLICANDO A NOTAÇÃO.</text:p>
      <text:p text:style-name="P13"/>
      <text:p text:style-name="P20">SLIDE 27</text:p>
      <text:p text:style-name="P13"/>
      <text:p text:style-name="P13">Considere novamente o exemplo do dado e queremos responder a pergunta.</text:p>
      <text:p text:style-name="P13">Qual a probabilidade de ter ocorrido face 4?</text:p>
      <text:p text:style-name="P13"/>
      <text:p text:style-name="P13">Note sem nenhuma informação extra sua resposta seria. 1/6.</text:p>
      <text:p text:style-name="P13">Pq o espaço amostral Omega tem seis elementos.</text:p>
      <text:p text:style-name="P13">O evento A tem um elemento. Assumindo dado honesto temo 1/6.</text:p>
      <text:p text:style-name="P13"/>
      <text:p text:style-name="P13">Agora suponha que o dado foi jogado e sem saber o resultado você recebe a infromação que ocorrer face par. Neste caso qual a probabilidade de sair face 4?</text:p>
      <text:p text:style-name="P13"/>
      <text:p text:style-name="P13">Bom vamos calcular primeiro a chance de ser par.</text:p>
      <text:p text:style-name="P13">Sendo B o vento face par temos B = {2,4,6} que tem 3 elementos em um total de 6 e portanto P(B) = 3/6 = ½.</text:p>
      <text:p text:style-name="P13"/>
      <text:p text:style-name="P13">Agora sendo o evento C = face 4 dado que é par, temos n(C) = 1 e o novo espaço amostral tem apenas 3 elementos, então P(4|P) = 1/3.</text:p>
      <text:p text:style-name="P20"><text:soft-page-break/>SLIDE 28</text:p>
      <text:p text:style-name="P13"/>
      <text:p text:style-name="P13">Vamos repetir os cálculos usando a definição formal.</text:p>
      <text:p text:style-name="P13"/>
      <text:p text:style-name="P13">Sendo A o evento face 4 e B o evento face par, temos queremos</text:p>
      <text:p text:style-name="P13"><text:s/></text:p>
      <text:p text:style-name="P13">P(A int B) = 4 e par divido pelo total de eventos = 1/6.</text:p>
      <text:p text:style-name="P13">P(B) = 3/6</text:p>
      <text:p text:style-name="P13"/>
      <text:p text:style-name="P13">Pela definição temos</text:p>
      <text:p text:style-name="P13"/>
      <text:p text:style-name="P13">P(A|B) = P(A int B)/P(B) = 1/6 / 3/6 = 1/3.</text:p>
      <text:p text:style-name="P13"/>
      <text:p text:style-name="P20">SLIDE 29</text:p>
      <text:p text:style-name="P20"/>
      <text:p text:style-name="P13">Muitas vezes estamos interessados na ocorrencia conjunta de dos eventos, porém o experimento é realizado por etapas. Nestes casos podemos usar a definição de probabilidade condicional para calcular a probabilidade de interseção de eventos.</text:p>
      <text:p text:style-name="P13"/>
      <text:p text:style-name="P13">A definição de probabilidade condicional diz que a Probabilidade de A ocorrer dado que B ocorreu é igual a razão entre a Probabilidade de A e B ocorrer sobre a probabilidade de B.</text:p>
      <text:p text:style-name="P13"/>
      <text:p text:style-name="P13">Assim, podemos multiplicar P(B) em ambos os lados para obter que a probabilidade de A e B é igual a Probabilidade de A dados B vezes a probabilidade de B. Vamos ver um exemplo rápido de aplicação da regra do produto.</text:p>
      <text:p text:style-name="P13"/>
      <text:p text:style-name="P20">SLIDE 30</text:p>
      <text:p text:style-name="P20"/>
      <text:p text:style-name="P20">Qual a probabilidade de se obter dois ases em seguida, quando se extraem</text:p>
      <text:p text:style-name="P20">duas cartas de um baralho comum de 52 cartas, se:</text:p>
      <text:p text:style-name="P20"/>
      <text:p text:style-name="P20">- A primeira carta extraída não é reposta antes da extração da segunda carta.</text:p>
      <text:p text:style-name="P20"/>
      <text:p text:style-name="P14">Se a carta não é reposta o espaço amostral foi modificado. Lembre-se para retirar a primeira carta temos 52 opções após retirar temos apenas 51 o que vai modificar a probabilidade de tirar um às.</text:p>
      <text:p text:style-name="P7"/>
      <text:p text:style-name="P8">- <text:span text:style-name="T6">A primeira carta é reposta no baralho antes da extração da segunda carta.</text:span></text:p>
      <text:p text:style-name="P8"/>
      <text:p text:style-name="P14">Por outro lado se a carta é reposta o espaço amostral não é alterado e portanto a probabilidade de sair um às se mantêm.</text:p>
      <text:p text:style-name="P14"/>
      <text:p text:style-name="P21">SLIDE 31</text:p>
      <text:p text:style-name="P14"/>
      <text:p text:style-name="P14">Esse exemplo nos leva a pensar que existem experimentos onde a ocorrência de um certo evento não altera a probabilidade de outros eventos. Neste caso temos o que chamamos de independencia entre eventos.</text:p>
      <text:p text:style-name="P14"/>
      <text:p text:style-name="P21"/>
      <text:p text:style-name="P21"/>
      <text:p text:style-name="P21"/>
      <text:p text:style-name="P21"/>
      <text:p text:style-name="P21"/>
      <text:p text:style-name="P21"><text:soft-page-break/>SLIDE 32</text:p>
      <text:p text:style-name="P21"/>
      <text:p text:style-name="P14">Definimos a independência entre dois eventos da seguinte forma:</text:p>
      <text:p text:style-name="P14"/>
      <text:p text:style-name="P14">Os eventos A e B são eventos independentes se a ocorrência de B não</text:p>
      <text:p text:style-name="P14">altera a probabilidade de ocorrência de A, ou seja, eventos A e B são</text:p>
      <text:p text:style-name="P14">independentes se a probabilidade de A ocorrer dado que B ocorreu é igual a Probabilidade de A ocorrer.</text:p>
      <text:p text:style-name="P17"/>
      <text:p text:style-name="P14">Note que com isso a regra do produto simplifica e temos que a Probabilidade de A interseção B é igual ao produto da probabilidade de A vezes a probabilidade de B. Vamos ver um exemplo para ilustrar essa ideia.</text:p>
      <text:p text:style-name="P14"/>
      <text:p text:style-name="P21">SLIDE 33</text:p>
      <text:p text:style-name="P21"/>
      <text:p text:style-name="P21">EXPLICAR O EXPERIMENTO OLHANDO A FIGURA. FECHAR com a pergunta e passar pro próximo slide.</text:p>
      <text:p text:style-name="P21"/>
      <text:p text:style-name="P21">SLIDE 34</text:p>
      <text:p text:style-name="P21"/>
      <text:p text:style-name="P23">EXPLICAR AS CONTAS</text:p>
      <text:p text:style-name="P23"/>
      <text:p text:style-name="P23">Vamos ver um exemplo completo no quadro.</text:p>
      <text:p text:style-name="P23"/>
      <text:p text:style-name="P23"/>
      <text:p text:style-name="P23">SLIDE 35</text:p>
      <text:p text:style-name="P23"><text:s/></text:p>
      <text:p text:style-name="P15">Vamos resolver o exemplo 2.4 do livro no quadro.</text:p>
      <text:p text:style-name="P15"/>
      <text:p text:style-name="P24">Eventos como os obtidos no exemplo 2.4 <text:s/>formam novos eventos que têm a propriedade de serem mutuamente exclusivos e sua união formar o omega espaço amostral. Eventos que satisfazem essas duas caracteristicas têm importante paperl no calculo de probabilidades e merecem destaque.</text:p>
      <text:p text:style-name="P15"/>
      <text:p text:style-name="P24">SLIDE 36</text:p>
      <text:p text:style-name="P22"/>
      <text:p text:style-name="P24">LER A DEFINIÇÃO e explicar a Figura.</text:p>
      <text:p text:style-name="P18"/>
      <text:p text:style-name="P24">SLIDE 37 <text:span text:style-name="T7">e 38</text:span></text:p>
      <text:p text:style-name="P24"/>
      <text:p text:style-name="P24">Resolver no quadro.</text:p>
      <text:p text:style-name="P24"/>
      <text:p text:style-name="P24"/>
      <text:p text:style-name="P24"/>
      <text:p text:style-name="P16"/>
      <text:p text:style-name="P16">SLIDE <text:span text:style-name="T4">41</text:span></text:p>
      <text:p text:style-name="P16"/>
      <text:p text:style-name="P6">Chegamos a fim da <text:span text:style-name="T3">segunda</text:span> parte <text:span text:style-name="T3">do Capítulo 2 </text:span>onde fo<text:span text:style-name="T3">i apresentada a definição axiomática de probabilidade e discutidas as regras da adição e complementar.</text:span> No próximo video vamos <text:span text:style-name="T3">definir Probabilidade Condicional e Independência.</text:span> </text:p>
      <text:p text:style-name="P6"/>
      <text:p text:style-name="P9">Até lá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2:54:06.958640128</meta:creation-date>
    <dc:date>2019-02-01T16:40:19.120115505</dc:date>
    <meta:editing-duration>PT3H33M4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3" meta:paragraph-count="67" meta:word-count="967" meta:character-count="5466" meta:non-whitespace-character-count="4551"/>
  </office:meta>
</office:document-meta>
</file>